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03cm"/>
    </style:style>
    <style:style style:name="gr2" style:family="graphic" style:parent-style-name="objectwithoutfill">
      <style:graphic-properties draw:stroke="soli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3.90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2cm" draw:marker-start="Arrowheads_20_1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000000" draw:marker-start="Circle" draw:marker-start-width="0.454cm" draw:marker-end="Arrow" draw:marker-end-width="0.454cm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2cm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0.5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1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</style:style>
    <style:style style:name="co1" style:family="table-column">
      <style:table-column-properties style:column-width="1.134cm" style:use-optimal-column-width="false"/>
    </style:style>
    <style:style style:name="co2" style:family="table-column">
      <style:table-column-properties style:column-width="1.133cm" style:use-optimal-column-width="false"/>
    </style:style>
    <style:style style:name="co3" style:family="table-column">
      <style:table-column-properties style:column-width="3.001cm" style:use-optimal-column-width="false"/>
    </style:style>
    <style:style style:name="co4" style:family="table-column">
      <style:table-column-properties style:column-width="1.246cm" style:use-optimal-column-width="false"/>
    </style:style>
    <style:style style:name="co5" style:family="table-column">
      <style:table-column-properties style:column-width="1.499cm" style:use-optimal-column-width="false"/>
    </style:style>
    <style:style style:name="co6" style:family="table-column">
      <style:table-column-properties style:column-width="1.5cm" style:use-optimal-column-width="false"/>
    </style:style>
    <style:style style:name="ro1" style:family="table-row">
      <style:table-row-properties style:row-height="1.307cm"/>
    </style:style>
    <style:style style:name="ce1" style:family="table-cell">
      <style:graphic-properties draw:fill="solid" draw:fill-color="#ffffff" style:repeat="repeat" fo:padding-top="0.254cm" fo:padding-bottom="0.254cm" fo:padding-left="0.254cm" fo:padding-right="0.254cm"/>
      <style:paragraph-properties fo:margin-top="0.254cm" fo:margin-bottom="0.254cm" fo:border="0.001cm solid #000000"/>
      <style:text-properties fo:font-size="16pt" style:font-size-asian="26pt" style:font-size-complex="26pt"/>
    </style:style>
    <style:style style:name="ce2" style:family="table-cell">
      <style:graphic-properties draw:fill="solid" draw:fill-color="#ffffff" style:repeat="repeat" fo:padding-top="0.254cm" fo:padding-bottom="0.254cm" fo:padding-left="0.254cm" fo:padding-right="0.254cm"/>
      <style:paragraph-properties fo:border="0.001cm solid #000000"/>
      <style:text-properties fo:font-size="16pt" style:font-size-asian="26pt" style:font-size-complex="26pt"/>
    </style:style>
    <style:style style:name="ce3" style:family="table-cell">
      <style:graphic-properties draw:fill="solid" draw:fill-color="#ffffff" style:repeat="repeat" fo:padding-top="0.254cm" fo:padding-bottom="0.254cm" fo:padding-left="0.254cm" fo:padding-right="0.254cm"/>
      <style:paragraph-properties fo:border="0.001cm solid #000000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0.001cm solid #000000"/>
      <style:text-properties fo:font-size="26pt" style:font-size-asian="26pt" style:font-size-complex="26pt"/>
    </style:style>
    <style:style style:name="ce5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-left="0.001cm solid #000000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="0.001cm solid #000000"/>
      <style:text-properties fo:font-size="26pt" style:font-size-asian="26pt" style:font-size-complex="26pt"/>
    </style:style>
    <style:style style:name="ce7" style:family="table-cell">
      <style:graphic-properties draw:fill="solid" draw:fill-color="#ffffff" style:repeat="repeat" draw:textarea-vertical-align="middle"/>
      <style:paragraph-properties fo:border-left="0.02cm solid #000000" fo:border-right="none" fo:border-top="0.02cm solid #000000" fo:border-bottom="0.02cm solid #000000"/>
      <style:text-properties fo:font-size="26pt" style:font-size-asian="26pt" style:font-size-complex="26pt"/>
    </style:style>
    <style:style style:name="ce8" style:family="table-cell">
      <style:graphic-properties draw:fill="solid" draw:fill-color="#ffffff" style:repeat="repeat" draw:textarea-vertical-align="middle"/>
      <style:paragraph-properties fo:border="0.02cm solid #000000"/>
      <style:text-properties fo:font-size="26pt" style:font-size-asian="26pt" style:font-size-complex="26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.254cm" fo:margin-bottom="0.254cm"/>
      <style:text-properties fo:font-size="16pt" style:font-size-asian="26pt" style:font-size-complex="26pt"/>
    </style:style>
    <style:style style:name="P3" style:family="paragraph">
      <style:text-properties fo:font-size="16pt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6pt" style:font-size-asian="26pt" style:font-size-complex="26pt"/>
    </style:style>
    <style:style style:name="P6" style:family="paragraph">
      <style:text-properties fo:font-size="16pt" style:font-size-asian="18pt" style:font-size-complex="18pt"/>
    </style:style>
    <style:style style:name="T1" style:family="text">
      <style:text-properties fo:font-family="Symbol" style:font-style-name="Regular" style:font-charset="x-symbol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2" style:family="text">
      <style:text-properties style:font-size-asian="26pt" style:font-size-complex="26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183cm" svg:height="1.17cm" svg:x="4.227cm" svg:y="1.635cm">
          <draw:text-box>
            <text:p text:style-name="P1"><text:span text:style-name="T1">φ</text:span></text:p>
          </draw:text-box>
        </draw:frame>
        <draw:frame draw:style-name="standard" xml:id="id1" draw:id="id1" draw:layer="layout" svg:width="2.266cm" svg:height="1.306cm" svg:x="3.692cm" svg:y="5.1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k</text:span></text:p>
              </table:table-cell>
              <table:table-cell table:style-name="ce2">
                <text:p text:style-name="P3"><text:span text:style-name="T2">2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4" draw:layer="layout" svg:x1="4.825cm" svg:y1="5.149cm" svg:x2="4.818cm" svg:y2="2.805cm" draw:start-shape="id1" draw:start-glue-point="0" draw:end-shape="id2" draw:end-glue-point="2" svg:d="M4825 5149v-1172h-7v-1172">
          <text:p/>
        </draw:connector>
        <draw:frame draw:style-name="standard" xml:id="id3" draw:id="id3" draw:layer="layout" svg:width="4.246cm" svg:height="1.306cm" svg:x="2.684cm" svg:y="8.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5"><text:span text:style-name="T2">double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draw:connector draw:style-name="gr2" draw:text-style-name="P4" draw:layer="layout" svg:x1="4.807cm" svg:y1="8.45cm" svg:x2="4.825cm" svg:y2="6.455cm" draw:start-shape="id3" draw:start-glue-point="0" draw:end-shape="id1" draw:end-glue-point="2" svg:d="M4807 8450v-997h18v-998">
          <text:p/>
        </draw:connector>
        <draw:custom-shape draw:style-name="gr3" draw:text-style-name="P4" draw:layer="layout" svg:width="4.832cm" svg:height="1.677cm" svg:x="10.392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772cm" svg:y1="8.37cm" svg:x2="11.772cm" svg:y2="9.942cm">
          <text:p/>
        </draw:line>
        <draw:line draw:style-name="gr4" draw:text-style-name="P4" draw:layer="layout" svg:x1="13.714cm" svg:y1="8.371cm" svg:x2="13.714cm" svg:y2="9.943cm">
          <text:p/>
        </draw:line>
        <draw:path draw:style-name="gr5" draw:text-style-name="P4" draw:layer="layout" svg:width="8.579cm" svg:height="3.772cm" svg:x="6.002cm" svg:y="5.722cm" svg:viewBox="0 0 8580 3773" svg:d="M8580 3773c-2359-3528-8580-3773-8580-3773">
          <text:p/>
        </draw:path>
        <draw:line draw:style-name="gr6" draw:text-style-name="P4" draw:layer="layout" svg:x1="6.1cm" svg:y1="9.076cm" svg:x2="10.538cm" svg:y2="9.181cm">
          <text:p/>
        </draw:line>
        <draw:frame draw:style-name="standard" xml:id="id4" draw:id="id4" draw:layer="layout" svg:width="2.998cm" svg:height="1.306cm" svg:x="3.305cm" svg:y="12.00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5">
                <text:p text:style-name="P5"><text:span text:style-name="T2">k</text:span></text:p>
              </table:table-cell>
              <table:table-cell table:style-name="ce6">
                <text:p text:style-name="P4"><text:span text:style-name="T2">9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" draw:text-style-name="P4" draw:layer="layout" svg:x1="4.804cm" svg:y1="12.007cm" svg:x2="4.819cm" svg:y2="9.646cm" draw:start-shape="id4" draw:start-glue-point="0" svg:d="M4804 12007v-1431h15v-930">
          <text:p/>
        </draw:connector>
        <draw:frame draw:style-name="standard" draw:layer="layout" svg:width="2.265cm" svg:height="1.306cm" svg:x="8.439cm" svg:y="12.01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7">
                <text:p text:style-name="P5"><text:span text:style-name="T2">n</text:span></text:p>
              </table:table-cell>
              <table:table-cell table:style-name="ce8">
                <text:p text:style-name="P4"><text:span text:style-name="T2">9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7" draw:text-style-name="P4" draw:layer="layout" svg:width="3.305cm" svg:height="6.249cm" svg:x="6.049cm" svg:y="5.655cm" svg:viewBox="0 0 3306 6250" svg:d="M3306 6250c-909-5844-3306-6250-3306-6250">
          <text:p/>
        </draw:path>
        <draw:frame draw:style-name="gr8" draw:text-style-name="P3" draw:layer="layout" svg:width="1.285cm" svg:height="0.882cm" svg:x="3.339cm" svg:y="4.449cm">
          <draw:text-box>
            <text:p text:style-name="P3">var</text:p>
          </draw:text-box>
        </draw:frame>
        <draw:frame draw:style-name="gr8" draw:text-style-name="P3" draw:layer="layout" svg:width="1.285cm" svg:height="0.882cm" svg:x="2.341cm" svg:y="7.75cm">
          <draw:text-box>
            <text:p text:style-name="P3">var</text:p>
          </draw:text-box>
        </draw:frame>
        <draw:frame draw:style-name="gr8" draw:text-style-name="P3" draw:layer="layout" svg:width="1.285cm" svg:height="0.882cm" svg:x="2.94cm" svg:y="11.298cm">
          <draw:text-box>
            <text:p text:style-name="P3">var</text:p>
          </draw:text-box>
        </draw:frame>
        <draw:frame draw:style-name="gr9" draw:text-style-name="P3" draw:layer="layout" svg:width="2.885cm" svg:height="0.882cm" svg:x="6.535cm" svg:y="11.298cm">
          <draw:text-box>
            <text:p text:style-name="P3">double(9)</text:p>
          </draw:text-box>
        </draw:frame>
        <draw:frame draw:style-name="gr10" draw:text-style-name="P6" draw:layer="layout" svg:width="3.353cm" svg:height="1.05cm" svg:x="10.834cm" svg:y="8.655cm">
          <draw:text-box>
            <text:p text:style-name="P3"><text:span text:style-name="T3">n <text:s text:c="3"/>n*k</text:span></text:p>
          </draw:text-box>
        </draw:frame>
        <draw:frame draw:style-name="gr9" draw:text-style-name="P3" draw:layer="layout" svg:width="2.839cm" svg:height="0.882cm" svg:x="9.382cm" svg:y="13.453cm">
          <draw:text-box>
            <text:p text:style-name="P3">result=1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2T15:30:35.085885000</meta:creation-date>
    <dc:date>2016-02-23T12:10:47</dc:date>
    <meta:editing-duration>PT20H32M27S</meta:editing-duration>
    <meta:editing-cycles>6</meta:editing-cycles>
    <meta:generator>OpenOffice/4.1.1$Unix OpenOffice.org_project/411m6$Build-9775</meta:generator>
    <dc:creator>Will Cook</dc:creator>
    <meta:document-statistic meta:object-count="20"/>
  </office:meta>
</office:document-meta>
</file>